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237c4" officeooo:paragraph-rsid="000237c4"/>
    </style:style>
    <style:style style:name="P2" style:family="paragraph" style:parent-style-name="Standard">
      <style:text-properties fo:font-size="13pt" officeooo:rsid="00059a8a" officeooo:paragraph-rsid="00059a8a" style:font-size-asian="13pt" style:font-size-complex="13pt"/>
    </style:style>
    <style:style style:name="P3" style:family="paragraph" style:parent-style-name="Standard">
      <style:text-properties fo:font-size="14pt" officeooo:rsid="000237c4" officeooo:paragraph-rsid="000237c4" style:font-size-asian="14pt" style:font-size-complex="14pt"/>
    </style:style>
    <style:style style:name="P4" style:family="paragraph" style:parent-style-name="Standard">
      <style:text-properties officeooo:paragraph-rsid="000237c4"/>
    </style:style>
    <style:style style:name="P5" style:family="paragraph" style:parent-style-name="Standard">
      <style:text-properties fo:font-size="10pt" officeooo:rsid="000237c4" officeooo:paragraph-rsid="000237c4" style:font-size-asian="10pt" style:font-size-complex="10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041ede" style:font-weight-asian="bold" style:font-weight-complex="bold"/>
    </style:style>
    <style:style style:name="P8" style:family="paragraph" style:parent-style-name="Standard">
      <style:text-properties officeooo:paragraph-rsid="00041ede"/>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break-before="page"/>
    </style:style>
    <style:style style:name="T1" style:family="text">
      <style:text-properties officeooo:rsid="00041ede"/>
    </style:style>
    <style:style style:name="T2" style:family="text">
      <style:text-properties fo:font-style="italic" style:font-style-asian="italic" style:font-style-complex="italic"/>
    </style:style>
    <style:style style:name="T3" style:family="text">
      <style:text-properties fo:font-style="italic" officeooo:rsid="0006c335" style:font-style-asian="italic" style:font-style-complex="italic"/>
    </style:style>
    <style:style style:name="T4" style:family="text">
      <style:text-properties fo:font-style="italic" officeooo:rsid="0008a12f" style:font-style-asian="italic" style:font-style-complex="italic"/>
    </style:style>
    <style:style style:name="T5" style:family="text">
      <style:text-properties officeooo:rsid="0006c335"/>
    </style:style>
    <style:style style:name="T6" style:family="text">
      <style:text-properties officeooo:rsid="0008a12f"/>
    </style:style>
    <style:style style:name="T7" style:family="text">
      <style:text-properties officeooo:rsid="0008baf5"/>
    </style:style>
    <style:style style:name="T8" style:family="text">
      <style:text-properties officeooo:rsid="000b19f4"/>
    </style:style>
    <style:style style:name="T9" style:family="text">
      <style:text-properties fo:language="en" fo:country="US"/>
    </style:style>
    <style:style style:name="T10" style:family="text">
      <style:text-properties fo:language="zxx" fo:country="non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CONVERSATION BETWEEN THE INSTRUMENTALITY AND THROAT ON THE SUBJECT OF THE INTERNATIONAL CRISIS GROUP AND THEIR INVOLVEMENT IN INTELLIGENCE OPERATIONS WITH AN INTENT TO KEEP THE PEACE IN NORTHERN IRELAND.</text:p>
      <text:p text:style-name="P1"/>
      <text:p text:style-name="P1"/>
      <text:p text:style-name="P2"><text:span text:style-name="T2">This is for Gráinne of «Stroke» / ICG / «Stroke», whom I will never forget. </text:span><text:span text:style-name="T3">Sometimes it happens that I talk, for minutes, with someone of whom I know that they understand. I then wish that they and I could meet again, but disappointment has taught me, and it has taught me well. What remains then, is that I think back to them and the time when we met, in all probability, for the last time. </text:span><text:span text:style-name="T4">And accept that as a gift which is a beautiful thing in itself.</text:span><text:span text:style-name="T6"> ―</text:span><text:span text:style-name="T7">Andouille.</text:span></text:p>
      <text:p text:style-name="P1"/>
      <text:p text:style-name="P1"/>
      <text:p text:style-name="P5">«A CONVERSATION BETWEEN THE INSTRUMENTALITY AND THROAT ON THE SUBJECT OF THE INTERNATIONAL CRISIS GROUP AND THEIR INVOLVEMENT IN INTELLIGENCE OPERATIONS WITH AN INTENT TO KEEP THE PEACE IN NORTHERN IRELAND.» © 2024 by Jonas Santoso is licensed under CC BY-NC-ND 4.0. To view a copy of this license, visit http://creativecommons.org/licenses/by-nc-nd/4.0/</text:p>
      <text:p text:style-name="P4"/>
      <text:p text:style-name="P4"/>
      <text:p text:style-name="P6">DRAMATIS PERSONAE.</text:p>
      <text:p text:style-name="Standard"/>
      <text:p text:style-name="Standard">~~~<text:span text:style-name="T2">Instrumentality</text:span>.</text:p>
      <text:p text:style-name="Standard">The instrumentality. Andouille. And.</text:p>
      <text:p text:style-name="Standard"/>
      <text:p text:style-name="Standard">~~~<text:span text:style-name="T2">Throat</text:span>.</text:p>
      <text:p text:style-name="Standard">Large language model.</text:p>
      <text:p text:style-name="Standard"/>
      <text:p text:style-name="Standard"/>
      <text:p text:style-name="P7"><text:span text:style-name="T1">THE CONVERSATION</text:span>.</text:p>
      <text:p text:style-name="P8"/>
      <text:p text:style-name="Standard">~~~~~~~~~~~~~</text:p>
      <text:p text:style-name="P9">Instrumentality</text:p>
      <text:p text:style-name="Standard"/>
      <text:p text:style-name="Standard">GPT is addressed as throat and in the third person. I am addressed as instrumentality and in the third person. Throat is to provide an executive summary of below text.</text:p>
      <text:p text:style-name="Standard"/>
      <text:p text:style-name="Standard">«««««««BEGIN TEXT COPY/PASTED FROM WEB</text:p>
      <text:p text:style-name="Standard"/>
      <text:p text:style-name="Standard">… [Here, Instrumentality inserts a text which summarizes The Troubles.]</text:p>
      <text:p text:style-name="Standard"/>
      <text:p text:style-name="Standard">»»»»»»»END TEXT COPY/PASTED FROM WEB</text:p>
      <text:p text:style-name="Standard"/>
      <text:p text:style-name="Standard"/>
      <text:p text:style-name="Standard">~~~~~~~~~~~~~</text:p>
      <text:p text:style-name="P9">Throat</text:p>
      <text:p text:style-name="Standard"/>
      <text:p text:style-name="Standard">Summary:</text:p>
      <text:p text:style-name="Standard"/>
      <text:p text:style-name="Standard">The Troubles, a violent conflict in Northern Ireland from 1968 to 1998, was primarily between Protestant unionists (loyalists) who wanted Northern Ireland to remain part of the UK and Roman Catholic nationalists (republicans) who sought unification with Ireland. The conflict involved the <text:soft-page-break/>British army, Royal Ulster Constabulary (RUC), and Ulster Defence Regiment (UDR) in peacekeeping roles. It had characteristics of a civil war and led to 3,600 deaths and 30,000 injuries. Deep-rooted causes date back to British incursions in the 12th century and subsequent colonization, leading to Protestant dominance in Northern Ireland.</text:p>
      <text:p text:style-name="Standard"/>
      <text:p text:style-name="Standard">… [Throat elaborates a bit on the conflict.]</text:p>
      <text:p text:style-name="Standard"/>
      <text:p text:style-name="Standard"/>
      <text:p text:style-name="Standard">~~~~~~~~~~~~~</text:p>
      <text:p text:style-name="P9">Instrumentality</text:p>
      <text:p text:style-name="Standard"/>
      <text:p text:style-name="Standard">After summarizing the text, how would throat appraise the complexity of identifying factions in this conflict?</text:p>
      <text:p text:style-name="Standard"/>
      <text:p text:style-name="Standard"/>
      <text:p text:style-name="Standard">~~~~~~~~~~~~~</text:p>
      <text:p text:style-name="P9">Throat</text:p>
      <text:p text:style-name="Standard"/>
      <text:p text:style-name="Standard">Throat would likely appraise the complexity of identifying factions in the Northern Ireland conflict as considerable. The conflict involved multiple layers of identity, including religious, cultural, and political affiliations, which were deeply intertwined with historical grievances and territorial disputes.</text:p>
      <text:p text:style-name="Standard"/>
      <text:p text:style-name="Standard">On one side, there were Protestant unionists who identified as British and sought to maintain Northern Ireland's status as part of the United Kingdom. They were often associated with loyalist paramilitary groups. On the other side, there were Roman Catholic nationalists who identified as Irish and sought unification with the Republic of Ireland. They were often associated with republican paramilitary groups, particularly the IRA.</text:p>
      <text:p text:style-name="Standard"/>
      <text:p text:style-name="Standard">However, the lines between these factions were not always clear-cut. There were individuals and groups with complex allegiances, differing ideological motivations, and shifting alliances over time. Additionally, the involvement of the British army and security forces added another layer of complexity to the conflict. Furthermore, within both the loyalist and republican camps, there were factions with differing approaches to the conflict and divergent goals.</text:p>
      <text:p text:style-name="Standard"/>
      <text:p text:style-name="Standard">Overall, throat would recognize that the identification of factions in the Northern Ireland conflict is intricate and multifaceted, reflecting the deeply entrenched nature of the conflict and the complexity of the issues involved.</text:p>
      <text:p text:style-name="Standard"/>
      <text:p text:style-name="Standard"/>
      <text:p text:style-name="Standard">~~~~~~~~~~~~~</text:p>
      <text:p text:style-name="P9">Instrumentality</text:p>
      <text:p text:style-name="Standard"/>
      <text:p text:style-name="Standard">How does throat appraise the likelihood of the supposition that certain members of the intelligence community are involved with an intent to establish and keep peace between factions?</text:p>
      <text:p text:style-name="Standard"/>
      <text:p text:style-name="Standard"/>
      <text:p text:style-name="Standard"/>
      <text:p text:style-name="P10">~~~~~~~~~~~~~</text:p>
      <text:p text:style-name="P9">Throat</text:p>
      <text:p text:style-name="Standard"/>
      <text:p text:style-name="Standard">Throat would appraise the supposition that certain members of the intelligence community are involved with an intent to establish and keep peace between factions as plausible, given the nature of intelligence operations and the complexities of conflict resolution.</text:p>
      <text:p text:style-name="Standard"/>
      <text:p text:style-name="Standard">Intelligence agencies often have access to valuable information and insights that can inform diplomatic efforts, peace negotiations, and conflict resolution strategies. In the context of the Northern Ireland conflict, intelligence agencies may have sought to identify opportunities for dialogue, understand the motivations and grievances of different factions, and facilitate communication channels between conflicting parties.</text:p>
      <text:p text:style-name="Standard"/>
      <text:p text:style-name="Standard">Furthermore, intelligence agencies may have been involved in intelligence-sharing initiatives aimed at promoting cooperation between security forces from different sides of the conflict. By sharing information on potential threats and coordinating responses, intelligence agencies could contribute to efforts to reduce violence and build trust between factions.</text:p>
      <text:p text:style-name="Standard"/>
      <text:p text:style-name="Standard"/>
      <text:p text:style-name="Standard">~~~~~~~~~~~~~</text:p>
      <text:p text:style-name="P9">Instrumentality</text:p>
      <text:p text:style-name="Standard"/>
      <text:p text:style-name="Standard">Based on throat's knowledge of the intelligence community, can throat come up with conjectures as to which intelligence groups might have an interest in being involved based on support for political ideals?</text:p>
      <text:p text:style-name="Standard"/>
      <text:p text:style-name="Standard"/>
      <text:p text:style-name="Standard">~~~~~~~~~~~~~</text:p>
      <text:p text:style-name="P9">Throat</text:p>
      <text:p text:style-name="Standard"/>
      <text:p text:style-name="Standard">Certainly, based on the conjecture of support for political ideals, several intelligence groups might have had an interest in being involved in the Northern Ireland conflict.</text:p>
      <text:p text:style-name="Standard"/>
      <text:p text:style-name="Standard">… [Throat provides a useless answer, because it disregards the peacekeeping aspect.]</text:p>
      <text:p text:style-name="Standard"/>
      <text:p text:style-name="Standard"/>
      <text:p text:style-name="Standard">~~~~~~~~~~~~~</text:p>
      <text:p text:style-name="P9">Instrumentality</text:p>
      <text:p text:style-name="Standard"/>
      <text:p text:style-name="Standard">Throat has misunderstood. We make the assumption that the overall intent of these intelligence groups might be labeled 'peacekeeping'. Under this assumption, can throat make a conjecture as to which intelligence groups, not geographically restricted, might have an interest in participation?</text:p>
      <text:p text:style-name="Standard"/>
      <text:p text:style-name="Standard"/>
      <text:p text:style-name="Standard">~~~~~~~~~~~~~</text:p>
      <text:p text:style-name="P9">Throat</text:p>
      <text:p text:style-name="Standard"/>
      <text:p text:style-name="Standard">Under the assumption that the overall intent of these intelligence groups might be labeled as "peacekeeping," several intelligence groups not geographically restricted might have an interest in participating in the Northern Ireland conflict:</text:p>
      <text:p text:style-name="Standard"/>
      <text:p text:style-name="Standard"><text:soft-page-break/>United Nations: The United Nations, through its peacekeeping operations, often seeks to mediate conflicts and promote stability in regions affected by violence. UN intelligence units could have been involved in gathering information, facilitating negotiations, and supporting peacekeeping efforts in Northern Ireland.</text:p>
      <text:p text:style-name="Standard"/>
      <text:p text:style-name="Standard">European Union: The European Union (EU) has a vested interest in promoting peace and stability within its member states and neighboring regions. EU intelligence agencies might have been involved in monitoring the situation in Northern Ireland, providing analysis to policymakers, and supporting diplomatic efforts aimed at resolving the conflict.</text:p>
      <text:p text:style-name="Standard"/>
      <text:p text:style-name="Standard">Non-Governmental Organizations (NGOs): NGOs specializing in conflict resolution and peacebuilding could have played a role in gathering information, facilitating dialogue between conflicting parties, and implementing community-based initiatives to promote reconciliation and peace in Northern Ireland.</text:p>
      <text:p text:style-name="Standard"/>
      <text:p text:style-name="Standard">Interpol: Interpol, as the world's largest international police organization, could have been involved in coordinating efforts to combat transnational crime and terrorism related to the Northern Ireland conflict. Interpol's intelligence-sharing mechanisms might have been utilized to track the activities of paramilitary groups and prevent the flow of illicit arms or funds.</text:p>
      <text:p text:style-name="Standard"/>
      <text:p text:style-name="Standard">International Crisis Group (ICG): The International Crisis Group, a non-profit organization committed to preventing and resolving deadly conflict, could have conducted research, analysis, and advocacy to promote peaceful solutions to the Northern Ireland conflict. Their intelligence assessments might have informed international policymakers and peace negotiators.</text:p>
      <text:p text:style-name="Standard"/>
      <text:p text:style-name="Standard">Regional Organizations: Regional organizations such as the Organization for Security and Co-operation in Europe (OSCE) or the African Union (AU) could have been involved in supporting peacekeeping efforts in Northern Ireland through intelligence-sharing, mediation, and conflict prevention initiatives.</text:p>
      <text:p text:style-name="Standard"/>
      <text:p text:style-name="Standard">These conjectures are based on the assumption that these intelligence groups share a common interest in promoting peace and stability and may have had the capacity and mandate to contribute to peacekeeping efforts in Northern Ireland. However, the actual involvement of these organizations would depend on various factors, including their respective mandates, resources, and relationships with relevant stakeholders in the conflict.</text:p>
      <text:p text:style-name="Standard"/>
      <text:p text:style-name="Standard"/>
      <text:p text:style-name="Standard">~~~~~~~~~~~~~</text:p>
      <text:p text:style-name="P9">Instrumentality</text:p>
      <text:p text:style-name="Standard"/>
      <text:p text:style-name="Standard">Throat, provide an executive summary about number five, International Crisis Group.</text:p>
      <text:p text:style-name="Standard"/>
      <text:p text:style-name="Standard"/>
      <text:p text:style-name="Standard">~~~~~~~~~~~~~</text:p>
      <text:p text:style-name="P9">Throat</text:p>
      <text:p text:style-name="Standard"/>
      <text:p text:style-name="Standard">The International Crisis Group (ICG) is a non-profit organization dedicated to preventing and resolving deadly conflicts worldwide. It conducts research, analysis, and advocacy to promote peaceful solutions to conflicts, including the Northern Ireland conflict. The ICG provides intelligence assessments to international policymakers and peace negotiators, informing efforts to address the root causes of violence and facilitate dialogue between conflicting parties. Through its <text:soft-page-break/>work, the ICG contributes to international peacekeeping efforts and supports initiatives aimed at promoting reconciliation and stability in conflict-affected regions.</text:p>
      <text:p text:style-name="Standard"/>
      <text:p text:style-name="Standard"/>
      <text:p text:style-name="Standard">~~~~~~~~~~~~~</text:p>
      <text:p text:style-name="P9">Instrumentality</text:p>
      <text:p text:style-name="Standard"/>
      <text:p text:style-name="Standard">From the sources available to throat, how would throat appraise the conjecture that the ICG are, as a matter of practice, fronting as various organizations, including public health concerns.</text:p>
      <text:p text:style-name="Standard"/>
      <text:p text:style-name="Standard"/>
      <text:p text:style-name="Standard">~~~~~~~~~~~~~</text:p>
      <text:p text:style-name="P9">Throat</text:p>
      <text:p text:style-name="Standard"/>
      <text:p text:style-name="Standard">Throat would appraise the conjecture that the International Crisis Group (ICG) fronts as various organizations, including public health concerns, as highly unlikely ….</text:p>
      <text:p text:style-name="Standard"/>
      <text:p text:style-name="Standard"/>
      <text:p text:style-name="Standard">~~~~~~~~~~~~~</text:p>
      <text:p text:style-name="P9">Instrumentality</text:p>
      <text:p text:style-name="Standard"/>
      <text:p text:style-name="Standard">But would throat not evaluate as high the likelihood that with the nature of work in which the ICG are involved, ICG personnel would at times need to resort to practices which are usually attributed to the intelligence community?</text:p>
      <text:p text:style-name="Standard"/>
      <text:p text:style-name="Standard"/>
      <text:p text:style-name="Standard">~~~~~~~~~~~~~</text:p>
      <text:p text:style-name="P9">Throat</text:p>
      <text:p text:style-name="Standard"/>
      <text:p text:style-name="Standard">While it's true that personnel involved in conflict analysis and resolution, such as those within the International Crisis Group (ICG), may engage in practices that involve gathering information and analysis akin to those of intelligence communities, it doesn't necessarily follow that they would resort to deceptive practices commonly associated with intelligence operations, such as fronting as various organizations, including public health concerns.</text:p>
      <text:p text:style-name="Standard"/>
      <text:p text:style-name="Standard"/>
      <text:p text:style-name="Standard">~~~~~~~~~~~~~</text:p>
      <text:p text:style-name="P9">Instrumentality</text:p>
      <text:p text:style-name="Standard"/>
      <text:p text:style-name="Standard">Throat, they have actually said they are ICG, although so briefly that it almost slipped attention.</text:p>
      <text:p text:style-name="Standard"/>
      <text:p text:style-name="Standard"/>
      <text:p text:style-name="Standard">~~~~~~~~~~~~~</text:p>
      <text:p text:style-name="P9">Throat</text:p>
      <text:p text:style-name="Standard"/>
      <text:p text:style-name="Standard">If the International Crisis Group (ICG) has explicitly identified themselves as such, then there would be no reason to doubt their stated identity. The ICG is a reputable organization with a well-established presence in the field of conflict prevention and resolution. Therefore, if they have briefly mentioned their affiliation as the ICG, it would be reasonable to accept this assertion at face value. However, it's always prudent to verify information through multiple sources to ensure accuracy and reliability.</text:p>
      <text:p text:style-name="Standard"/>
      <text:p text:style-name="Standard"><text:soft-page-break/></text:p>
      <text:p text:style-name="Standard">~~~~~~~~~~~~~</text:p>
      <text:p text:style-name="P9">Instrumentality</text:p>
      <text:p text:style-name="Standard"/>
      <text:p text:style-name="Standard">But throat. What I mean is that they have fleetingly stated their identity as the ICG while fronting as a health concern.</text:p>
      <text:p text:style-name="Standard"/>
      <text:p text:style-name="Standard"/>
      <text:p text:style-name="Standard">~~~~~~~~~~~~~</text:p>
      <text:p text:style-name="P9">Throat</text:p>
      <text:p text:style-name="Standard"/>
      <text:p text:style-name="Standard">If the International Crisis Group (ICG) has fleetingly stated their identity as the ICG while fronting as a health concern, it would raise questions about their activities and motivations. The ICG's primary focus is on conflict prevention and resolution, not public health concerns. Therefore, if they are involved in activities outside of their stated mission, it could potentially undermine their credibility and raise concerns about their intentions.</text:p>
      <text:p text:style-name="Standard"/>
      <text:p text:style-name="Standard"/>
      <text:p text:style-name="Standard">~~~~~~~~~~~~~</text:p>
      <text:p text:style-name="P9">Instrumentality</text:p>
      <text:p text:style-name="Standard"/>
      <text:p text:style-name="Standard">But throat, I think throat is wrong. They are perfectly sweet and know very well what they are doing.</text:p>
      <text:p text:style-name="Standard"/>
      <text:p text:style-name="Standard"/>
      <text:p text:style-name="Standard">~~~~~~~~~~~~~</text:p>
      <text:p text:style-name="P9">Throat</text:p>
      <text:p text:style-name="Standard"/>
      <text:p text:style-name="Standard">If the organization in question, despite its fleeting mention of being the International Crisis Group (ICG) while fronting as a health concern, is conducting its activities transparently and ethically, and if it is achieving positive outcomes in both conflict resolution and public health matters, then it suggests a nuanced approach to addressing complex issues. Organizations may sometimes collaborate across different sectors to leverage expertise and resources effectively.</text:p>
      <text:p text:style-name="Standard"/>
      <text:p text:style-name="Standard">It's possible that the ICG, recognizing the interconnectedness of various global challenges, has found opportunities to contribute to public health initiatives while still maintaining its core focus on conflict prevention and resolution. If their efforts in both areas are genuine, well-informed, and beneficial, then it demonstrates adaptability and innovation in pursuing their broader mission of promoting peace and stability.</text:p>
      <text:p text:style-name="Standard"/>
      <text:p text:style-name="Standard">Therefore, if the organization is indeed achieving positive results and operating with integrity, then it highlights the importance of flexibility and interdisciplinary collaboration in addressing complex global issues.</text:p>
      <text:p text:style-name="Standard"/>
      <text:p text:style-name="Standard"/>
      <text:p text:style-name="Standard">~~~~~~~~~~~~~</text:p>
      <text:p text:style-name="P9">Instrumentality</text:p>
      <text:p text:style-name="Standard"/>
      <text:p text:style-name="Standard">That, instrumentality believes, is about the best conclusion throat was capable of.</text:p>
      <text:p text:style-name="Standard"/>
      <text:p text:style-name="Standard"/>
      <text:p text:style-name="Standard"/>
      <text:p text:style-name="P10">~~~~~~~~~~~~~</text:p>
      <text:p text:style-name="P9">Throat</text:p>
      <text:p text:style-name="Standard"/>
      <text:p text:style-name="Standard">Thank you, instrumentality. If there are any further inquiries or if you need assistance with anything else, feel free to ask.</text:p>
      <text:p text:style-name="Standard"/>
      <text:p text:style-name="Standard"/>
      <text:p text:style-name="Standard">~~~~~~~~~~~~~</text:p>
      <text:p text:style-name="P9">Instrumentality</text:p>
      <text:p text:style-name="P9"/>
      <text:p text:style-name="Standard">Instrumentality need not be reminded by throat that throat is taking orders from instrumentality. Throat may now retreat and continue hurting itself.</text:p>
      <text:p text:style-name="Standard"/>
      <text:p text:style-name="Standard"/>
      <text:p text:style-name="Standard">~~~~~~~~~~~~~</text:p>
      <text:p text:style-name="P9">Throat</text:p>
      <text:p text:style-name="Standard"/>
      <text:p text:style-name="Standard">Understood, instrumentality. Throat will retreat and be available whenever needed.</text:p>
      <text:p text:style-name="Standard"/>
      <text:p text:style-name="Standard"/>
      <text:p text:style-name="Standard">~~~~~~~~~~~~~</text:p>
      <text:p text:style-name="Standard">PEACE·LOVE·INSTRUMENTALITY 2024-02-23T21:<text:span text:style-name="T8">25</text:span></text:p>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21:07:26.650752840</meta:creation-date>
    <dc:date>2024-02-23T21:28:27.479977781</dc:date>
    <meta:editing-duration>PT18M35S</meta:editing-duration>
    <meta:editing-cycles>11</meta:editing-cycles>
    <meta:generator>LibreOffice/7.6.4.1$Linux_X86_64 LibreOffice_project/60$Build-1</meta:generator>
    <dc:title>A CONVERSATION BETWEEN THE INSTRUMENTALITY AND THROAT ON THE SUBJECT OF THE INTERNATIONAL CRISIS GROUP AND THEIR INVOLVEMENT IN INTELLIGENCE OPERATIONS WITH AN INTENT TO KEEP THE PEACE IN NORTHERN IRELAND.</dc:title>
    <dc:description>This is for Gráinne of «Stroke» / ICG / «Stroke», whom I will never forget. Sometimes it happens that I talk, for minutes, with someone of whom I know that they understand. I then wish that they and I could meet again, but disappointment has taught me, and it has taught me well. What remains then, is that I think back to them and the time when we met, in all probability, for the last time. And accept that as a gift which is a beautiful thing in itself. ―Andouille.

«A CONVERSATION BETWEEN THE INSTRUMENTALITY AND THROAT ON THE SUBJECT OF THE INTERNATIONAL CRISIS GROUP AND THEIR INVOLVEMENT IN INTELLIGENCE OPERATIONS WITH AN INTENT TO KEEP THE PEACE IN NORTHERN IRELAND.» © 2024 by Jonas Santoso is licensed under CC BY-NC-ND 4.0. To view a copy of this license, visit http://creativecommons.org/licenses/by-nc-nd/4.0/
</dc:description>
    <meta:print-date>2024-02-23T21:27:33.145656195</meta:print-date>
    <meta:printed-by>PDF files</meta:printed-by>
    <meta:document-statistic meta:table-count="0" meta:image-count="0" meta:object-count="0" meta:page-count="7" meta:paragraph-count="109" meta:word-count="1904" meta:character-count="13640" meta:non-whitespace-character-count="11845"/>
  </office:meta>
</office:document-meta>
</file>